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b0e3" officeooo:paragraph-rsid="0019b0e3"/>
    </style:style>
    <style:style style:name="P2" style:family="paragraph" style:parent-style-name="Standard">
      <style:text-properties fo:font-size="15pt" officeooo:rsid="0019b0e3" officeooo:paragraph-rsid="0019b0e3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*<text:span text:style-name="T1"> 使用数据流拷贝文件</text:span></text:p>
      <text:p text:style-name="P2"><text:tab/> */</text:p>
      <text:p text:style-name="P2"><text:tab/>public static void main(String[] args) {</text:p>
      <text:p text:style-name="P2"><text:tab/><text:tab/>// 创建数据输入流</text:p>
      <text:p text:style-name="P2"><text:tab/><text:tab/>DataInputStream di=null;</text:p>
      <text:p text:style-name="P2"><text:tab/><text:tab/>//创建数据输出流</text:p>
      <text:p text:style-name="P2"><text:tab/><text:tab/>DataOutputStream dos=null;</text:p>
      <text:p text:style-name="P2"><text:tab/><text:tab/>try {</text:p>
      <text:p text:style-name="P2"><text:tab/><text:tab/><text:tab/>di=new DataInputStream(new FileInputStream("Work.txt"));</text:p>
      <text:p text:style-name="P2"><text:tab/><text:tab/><text:tab/>dos=new DataOutputStream(new FileOutputStream("Works.txt"));</text:p>
      <text:p text:style-name="P2"><text:tab/><text:tab/><text:tab/>int len=-1;</text:p>
      <text:p text:style-name="P2"><text:tab/><text:tab/><text:tab/>byte[] by=new byte[1024];</text:p>
      <text:p text:style-name="P2"><text:tab/><text:tab/><text:tab/>while((len=di.read(by))!=-1){</text:p>
      <text:p text:style-name="P2"><text:tab/><text:tab/><text:tab/><text:tab/>dos.write(by);</text:p>
      <text:p text:style-name="P2"><text:tab/><text:tab/><text:tab/>}</text:p>
      <text:p text:style-name="P2"><text:tab/><text:tab/><text:tab/>dos.flush();</text:p>
      <text:p text:style-name="P2"><text:tab/><text:tab/>} catch (FileNotFound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 catch (IO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finally{</text:p>
      <text:p text:style-name="P2"><text:tab/><text:tab/><text:tab/>try {</text:p>
      <text:p text:style-name="P2"><text:tab/><text:tab/><text:tab/><text:tab/>if(dos!=null)</text:p>
      <text:p text:style-name="P2"><text:tab/><text:tab/><text:tab/><text:tab/>dos.close();</text:p>
      <text:p text:style-name="P2"><text:tab/><text:tab/><text:tab/><text:tab/>if(di!=null)</text:p>
      <text:p text:style-name="P2"><text:tab/><text:tab/><text:tab/><text:tab/>di.close();</text:p>
      <text:p text:style-name="P2"><text:tab/><text:tab/><text:tab/>} catch (IOException e) {</text:p>
      <text:p text:style-name="P2"><text:tab/><text:tab/><text:tab/><text:tab/>// TODO Auto-generated catch block</text:p>
      <text:p text:style-name="P2"><text:tab/><text:tab/><text:tab/><text:tab/>e.printStackTrace();</text:p>
      <text:p text:style-name="P2"><text:tab/><text:tab/><text:tab/>}</text:p>
      <text:p text:style-name="P2"><text:tab/><text:tab/>}</text:p>
      <text:p text:style-name="P2"/>
      <text:p text:style-name="P2"><text:tab/>}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3.0.3$Windows_X86_64 LibreOffice_project/7074905676c47b82bbcfbea1aeefc84afe1c50e1</meta:generator>
    <dc:date>2018-01-03T15:30:20.900000000</dc:date>
    <meta:document-statistic meta:table-count="0" meta:image-count="0" meta:object-count="0" meta:page-count="1" meta:paragraph-count="35" meta:word-count="98" meta:character-count="741" meta:non-whitespace-character-count="606"/>
    <meta:user-defined meta:name="Info 1"/>
    <meta:user-defined meta:name="Info 2"/>
    <meta:user-defined meta:name="Info 3"/>
    <meta:user-defined meta:name="Info 4"/>
  </office:meta>
</office:document-meta>
</file>